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rsid="00204c79" officeooo:paragraph-rsid="00204c79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 table:style-name="TableLine94117627966944"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Website</text:p>
          </table:table-cell>
          <table:table-cell table:style-name="Table1.A1" office:value-type="string">
            <text:p text:style-name="P2">Tech_Used</text:p>
          </table:table-cell>
          <table:table-cell table:style-name="Table1.A1" office:value-type="string">
            <text:p text:style-name="P1">Contact_Name</text:p>
          </table:table-cell>
          <table:table-cell table:style-name="Table1.A1" office:value-type="string">
            <text:p text:style-name="P2">Contact_No</text:p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jiji.co.ke/kimumu/houses-apartments-for-ren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propertypro.co.ke/property-for-rent/in/uasin-gishu/eldoret-north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property24.co.ke/property-to-rent-in-eldoret-c1919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airbnb.com/eldoret-kenya/stays/monthly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propertypro.co.ke/property-for-rent/in/uasin-gishu/eldoret-south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kingsdevelopers.com/to-let-square-apts.php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locanto.co.ke/eldoret/Houses-for-Rent/307/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unityhomes.co.ke/unity-gardens/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privatepropertykenya.com/property-for-rent/eldor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eldy.co.ke/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propscout.co.ke/eldoret-kenya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bedroomvillas.com/property/nefer-gardens/AB-15399728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176279669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1T18:55:56.223940693</meta:creation-date>
    <meta:generator>LibreOffice/6.4.7.2$Linux_X86_64 LibreOffice_project/40$Build-2</meta:generator>
    <dc:date>2024-07-11T19:19:46.589021626</dc:date>
    <meta:editing-duration>PT23M46S</meta:editing-duration>
    <meta:editing-cycles>12</meta:editing-cycles>
    <meta:document-statistic meta:table-count="1" meta:image-count="0" meta:object-count="0" meta:page-count="2" meta:paragraph-count="17" meta:word-count="17" meta:character-count="691" meta:non-whitespace-character-count="691"/>
  </office:meta>
</office:document-meta>
</file>